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paragraph-properties fo:margin-top="0cm" fo:margin-bottom="0.499cm" style:contextual-spacing="false"/>
      <style:text-properties officeooo:paragraph-rsid="001d575b"/>
    </style:style>
    <style:style style:name="P4" style:family="paragraph" style:parent-style-name="Preformatted_20_Text">
      <style:paragraph-properties fo:margin-top="0cm" fo:margin-bottom="0.499cm" style:contextual-spacing="false"/>
      <style:text-properties fo:font-weight="normal" style:font-weight-asian="normal" style:font-weight-complex="normal"/>
    </style:style>
    <style:style style:name="P5" style:family="paragraph" style:parent-style-name="Preformatted_20_Text">
      <style:paragraph-properties fo:margin-top="0cm" fo:margin-bottom="0.499cm" style:contextual-spacing="false"/>
      <style:text-properties fo:font-weight="normal" officeooo:paragraph-rsid="001d575b" style:font-weight-asian="normal" style:font-weight-complex="normal"/>
    </style:style>
    <style:style style:name="P6" style:family="paragraph" style:parent-style-name="Preformatted_20_Text">
      <style:paragraph-properties fo:margin-top="0cm" fo:margin-bottom="0.499cm" style:contextual-spacing="false"/>
      <style:text-properties fo:font-weight="bold" style:font-weight-asian="bold" style:font-weight-complex="bold"/>
    </style:style>
    <style:style style:name="P7" style:family="paragraph" style:parent-style-name="Preformatted_20_Text">
      <style:paragraph-properties fo:margin-top="0cm" fo:margin-bottom="0.499cm" style:contextual-spacing="false"/>
      <style:text-properties fo:font-weight="bold" officeooo:paragraph-rsid="001d575b" style:font-weight-asian="bold" style:font-weight-complex="bold"/>
    </style:style>
    <style:style style:name="P8" style:family="paragraph" style:parent-style-name="Preformatted_20_Text">
      <style:paragraph-properties fo:margin-top="0cm" fo:margin-bottom="0.499cm" style:contextual-spacing="false"/>
      <style:text-properties officeooo:paragraph-rsid="001f1143"/>
    </style:style>
    <style:style style:name="P9" style:family="paragraph" style:parent-style-name="Text_20_body" style:list-style-name="L1"/>
    <style:style style:name="P10" style:family="paragraph" style:parent-style-name="Text_20_body" style:list-style-name="L3"/>
    <style:style style:name="P11" style:family="paragraph" style:parent-style-name="Text_20_body">
      <style:text-properties officeooo:paragraph-rsid="001d63be"/>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paragraph-properties fo:margin-top="0cm" fo:margin-bottom="0.499cm" style:contextual-spacing="false"/>
    </style:style>
    <style:style style:name="P15" style:family="paragraph" style:parent-style-name="Text_20_body">
      <style:paragraph-properties fo:margin-top="0cm" fo:margin-bottom="0.499cm" style:contextual-spacing="false"/>
      <style:text-properties fo:font-weight="bold" style:font-weight-asian="bold" style:font-weight-complex="bold"/>
    </style:style>
    <style:style style:name="P16" style:family="paragraph" style:parent-style-name="Text_20_body">
      <style:paragraph-properties fo:margin-top="0cm" fo:margin-bottom="0.499cm" style:contextual-spacing="false"/>
      <style:text-properties fo:font-weight="bold" officeooo:paragraph-rsid="001d575b" style:font-weight-asian="bold" style:font-weight-complex="bold"/>
    </style:style>
    <style:style style:name="P17" style:family="paragraph" style:parent-style-name="Text_20_body">
      <style:paragraph-properties fo:margin-top="0cm" fo:margin-bottom="0.499cm" style:contextual-spacing="false"/>
      <style:text-properties officeooo:paragraph-rsid="001d575b"/>
    </style:style>
    <style:style style:name="P18" style:family="paragraph" style:parent-style-name="Heading_20_1">
      <style:text-properties fo:font-size="16pt" style:font-size-asian="16pt" style:font-size-complex="16pt"/>
    </style:style>
    <style:style style:name="P19" style:family="paragraph" style:parent-style-name="Heading_20_2">
      <style:paragraph-properties fo:margin-top="0cm" fo:margin-bottom="0.499cm" style:contextual-spacing="false"/>
    </style:style>
    <style:style style:name="P20" style:family="paragraph" style:parent-style-name="Heading_20_2">
      <style:paragraph-properties fo:margin-top="0cm" fo:margin-bottom="0.499cm" style:contextual-spacing="false"/>
      <style:text-properties fo:font-weight="bold" style:font-weight-asian="bold" style:font-weight-complex="bold"/>
    </style:style>
    <style:style style:name="P21" style:family="paragraph" style:parent-style-name="Heading_20_3">
      <style:paragraph-properties fo:margin-top="0cm" fo:margin-bottom="0.499cm" style:contextual-spacing="false"/>
      <style:text-properties fo:font-weight="bold" style:font-weight-asian="bold" style:font-weight-complex="bold"/>
    </style:style>
    <style:style style:name="T1" style:family="text">
      <style:text-properties officeooo:rsid="001d575b"/>
    </style:style>
    <style:style style:name="T2" style:family="text">
      <style:text-properties fo:font-weight="bold" style:font-weight-asian="bold" style:font-weight-complex="bold"/>
    </style:style>
    <style:style style:name="T3" style:family="text">
      <style:text-properties fo:font-weight="bold" officeooo:rsid="001d575b" style:font-weight-asian="bold" style:font-weight-complex="bold"/>
    </style:style>
    <style:style style:name="T4" style:family="text">
      <style:text-properties fo:font-weight="bold" officeooo:rsid="001d63be" style:font-weight-asian="bold" style:font-weight-complex="bold"/>
    </style:style>
    <style:style style:name="T5" style:family="text">
      <style:text-properties fo:font-weight="bold" officeooo:rsid="001f114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d575b" style:font-weight-asian="normal" style:font-weight-complex="normal"/>
    </style:style>
    <style:style style:name="T8" style:family="text">
      <style:text-properties fo:font-size="14pt" officeooo:rsid="001d575b" style:font-size-asian="14pt" style:font-size-complex="14pt"/>
    </style:style>
    <style:style style:name="T9" style:family="text">
      <style:text-properties officeooo:rsid="001d63b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stalling OpenDKIM RPM via Yum with Postfix or Sendmail <text:span text:style-name="T1">in </text:span>CentOS </text:h>
      <text:list xml:id="list1672175702513367482" text:style-name="L1">
        <text:list-item>
          <text:p text:style-name="P12">You are running a “modern” RedHat-compatible Linux distro (RHEL 5/6/7, CentOS 5/6/7, Fedora, etc). </text:p>
        </text:list-item>
        <text:list-item>
          <text:p text:style-name="P12">You are running a milter-aware MTA, such as Postfix 2.3.3 or newer (do <text:span text:style-name="Strong_20_Emphasis">postconf -d mail_version</text:span> to check) or Sendmail. </text:p>
        </text:list-item>
        <text:list-item>
          <text:p text:style-name="P12">Your Postfix or Sendmail configuration is <text:span text:style-name="Strong_20_Emphasis">currently working</text:span> (this is very important – you don’t want to troubleshoot two programs at once). </text:p>
        </text:list-item>
        <text:list-item>
          <text:p text:style-name="P12">If you’re using Postfix, Sendmail is turned off (do <text:span text:style-name="Strong_20_Emphasis">service sendmail status</text:span> to verify). </text:p>
        </text:list-item>
        <text:list-item>
          <text:p text:style-name="P12">If you’re using Sendmail, Postfix is turned off (do <text:span text:style-name="Strong_20_Emphasis">service postfix status</text:span> to verify). </text:p>
        </text:list-item>
        <text:list-item>
          <text:p text:style-name="P9">The necessary commands in this tutorial are done as <text:span text:style-name="Strong_20_Emphasis">root.</text:span> If you don’t know what that means, then you probably shouldn’t be doing this. You may be able to get away with just using sudo, but I wanted to make sure I didn’t run into any path issues, so I do it as <text:span text:style-name="Strong_20_Emphasis">root</text:span>. </text:p>
        </text:list-item>
      </text:list>
      <text:h text:style-name="Heading_20_2" text:outline-level="2">Install OpenDKIM with Yum</text:h>
      <text:p text:style-name="P2"><text:tab/><text:span text:style-name="T2">yum install opendkim</text:span></text:p>
      <text:h text:style-name="P19" text:outline-level="2"><text:span text:style-name="T2">Generate keys for signing</text:span></text:h>
      <text:p text:style-name="P2"><text:span text:style-name="T6"><text:tab/>You need to generate a </text:span><text:span text:style-name="Strong_20_Emphasis"><text:span text:style-name="T6">private </text:span></text:span><text:span text:style-name="T6">and a </text:span><text:span text:style-name="Strong_20_Emphasis"><text:span text:style-name="T6">public</text:span></text:span><text:span text:style-name="T6"> key for each of the domains for which you wish to sign mail. The </text:span><text:span text:style-name="Strong_20_Emphasis"><text:span text:style-name="T6">private</text:span></text:span><text:span text:style-name="T6"> key is stored away from prying eyes on your server, while the </text:span><text:span text:style-name="Strong_20_Emphasis"><text:span text:style-name="T6">public</text:span></text:span><text:span text:style-name="T6"> key gets published in your domain’s DNS records so that receiving mail servers can verify your DKIM-signed mail.</text:span></text:p>
      <text:p text:style-name="P15">Create your keys with:</text:p>
      <text:p text:style-name="P3"><text:span text:style-name="T6"><text:tab/></text:span><text:span text:style-name="T2">mkdir /etc/opendkim/keys/example.com</text:span></text:p>
      <text:p text:style-name="P7"><text:tab/>/usr/sbin/opendkim-genkey -D /etc/opendkim/keys/example.com/ -d <text:tab/>example.com -s default</text:p>
      <text:p text:style-name="P1"><text:tab/>chown -R root:opendkim /etc/opendkim/keys/example.com</text:p>
      <text:p text:style-name="P1"/>
      <text:p text:style-name="P1"><text:tab/>chmod 640 /etc/opendkim/keys/example.com/default.private</text:p>
      <text:p text:style-name="P1"/>
      <text:p text:style-name="P6"><text:tab/>chmod 644 /etc/opendkim/keys/example.com/default.txt</text:p>
      <text:p text:style-name="P2"><text:span text:style-name="T2">I used the </text:span><text:span text:style-name="Strong_20_Emphasis"><text:span text:style-name="T2">-D</text:span></text:span><text:span text:style-name="T2"> (directory) option, the </text:span><text:span text:style-name="Strong_20_Emphasis"><text:span text:style-name="T2">-d</text:span></text:span><text:span text:style-name="T2"> (domain) option, and the </text:span><text:span text:style-name="Strong_20_Emphasis"><text:span text:style-name="T2">-s</text:span></text:span><text:span text:style-name="T2"> (selector) options.</text:span> </text:p>
      <text:h text:style-name="Heading_20_2" text:outline-level="2">Edit the configuration files</text:h>
      <text:p text:style-name="Text_20_body">You need to create and/or edit <text:span text:style-name="Strong_20_Emphasis">four</text:span> files:</text:p>
      <text:list xml:id="list3704508780467570940" text:style-name="L3">
        <text:list-item>
          <text:p text:style-name="P13">/<text:span text:style-name="Strong_20_Emphasis">etc/opendkim.conf</text:span> – OpenDKIM’s main configuration file </text:p>
        </text:list-item>
        <text:list-item>
          <text:p text:style-name="P13"><text:span text:style-name="Strong_20_Emphasis">/etc/opendkim/KeyTable</text:span> – a list of keys available for signing </text:p>
        </text:list-item>
        <text:list-item>
          <text:p text:style-name="P13"><text:span text:style-name="Strong_20_Emphasis">/etc/opendkim/SigningTable </text:span>- a list of domains and accounts allowed to sign </text:p>
        </text:list-item>
        <text:list-item>
          <text:p text:style-name="P10"><text:span text:style-name="Strong_20_Emphasis">/etc/opendkim/TrustedHosts</text:span> – a list of servers to “trust” when signing or verifying </text:p>
        </text:list-item>
      </text:list>
      <text:p text:style-name="Text_20_body"/>
      <text:p text:style-name="P14"><text:soft-page-break/><text:tab/>On install, the RPM package should have created a simple <text:span text:style-name="Strong_20_Emphasis">/etc/opendkim.conf</text:span> file on your system. Because signed outbound mail could get flagged as Spam if sent before your DNS DKIM text records are properly set up, the default operating mode set by this file is <text:span text:style-name="Strong_20_Emphasis">verification only (v)</text:span>. This means that order to sign outgoing mail, you’ll have to comment, uncomment, and configure some additional options in the configuration file. Use your favorite text editor to open <text:span text:style-name="Strong_20_Emphasis">/etc/opendkim.conf</text:span> and make it look like this:</text:p>
      <text:p text:style-name="P16"><text:span text:style-name="T8">Open</text:span><text:span text:style-name="T8"> vi /etc/opendkim.conf file</text:span><text:span text:style-name="T8"> </text:span></text:p>
      <text:p text:style-name="P17"><text:span text:style-name="T1"><text:tab/>Uncomment the </text:span><text:span text:style-name="Strong_20_Emphasis"><text:span text:style-name="T1">Domain</text:span></text:span><text:span text:style-name="T1"> option (and include your actual domain name), the </text:span><text:span text:style-name="Strong_20_Emphasis"><text:span text:style-name="T1">KeyTable</text:span></text:span><text:span text:style-name="T1">, </text:span><text:span text:style-name="Strong_20_Emphasis"><text:span text:style-name="T1">SigningTable</text:span></text:span><text:span text:style-name="T1">, </text:span><text:span text:style-name="Strong_20_Emphasis"><text:span text:style-name="T1">ExternalIgnoreList</text:span></text:span><text:span text:style-name="T1">, and </text:span><text:span text:style-name="Strong_20_Emphasis"><text:span text:style-name="T1">InternalHosts</text:span></text:span><text:span text:style-name="T1"> options. Also, since you’ll be using a </text:span><text:span text:style-name="Strong_20_Emphasis"><text:span text:style-name="T1">KeyTable</text:span></text:span><text:span text:style-name="T1">, you can comment the </text:span><text:span text:style-name="Strong_20_Emphasis"><text:span text:style-name="T1">KeyFile</text:span></text:span><text:span text:style-name="T1"> option and set Domain name.</text:span></text:p>
      <text:p text:style-name="P17"><text:span text:style-name="T1"><text:tab/>Next, you’ll need to create the three text files that you just uncommented in your config file. First, using your favorite text editor.</text:span></text:p>
      <text:p text:style-name="P17"><text:span text:style-name="T3">create an </text:span><text:span text:style-name="Strong_20_Emphasis"><text:span text:style-name="T3">/etc/opendkim/KeyTable</text:span></text:span><text:span text:style-name="T3"> file that looks like this:</text:span></text:p>
      <text:p text:style-name="P7"><text:span text:style-name="T1"><text:tab/>default._domainkey.example.com <text:tab/>example.com:default:/etc/opendkim/keys/example.com/default.private</text:span></text:p>
      <text:p text:style-name="P5"><text:span text:style-name="T1"><text:tab/>The </text:span><text:span text:style-name="Strong_20_Emphasis"><text:span text:style-name="T1">KeyTable</text:span></text:span><text:span text:style-name="T1"> file tells OpenDKIM </text:span><text:span text:style-name="Emphasis"><text:span text:style-name="T1">where to find</text:span></text:span><text:span text:style-name="T1"> your keys. Each entry in the </text:span><text:span text:style-name="Strong_20_Emphasis"><text:span text:style-name="T1">KeyTable</text:span></text:span><text:span text:style-name="T1"> file is a </text:span><text:span text:style-name="Strong_20_Emphasis"><text:span text:style-name="T1">single line</text:span></text:span><text:span text:style-name="T1"> for each key location (for example, all of the text in the above example should be on a single line in your file). If you’re going to use multiple keys (to sign mail for virtual domains with different keys, for example), </text:span><text:span text:style-name="T3">you’ll need to create a separate line</text:span><text:span text:style-name="T1"> in the </text:span><text:span text:style-name="Strong_20_Emphasis"><text:span text:style-name="T1">KeyTable</text:span></text:span><text:span text:style-name="T1"> file for each domain, like this:</text:span></text:p>
      <text:p text:style-name="P7"><text:span text:style-name="T1"><text:tab/>default._domainkey.example.com <text:tab/>example.com:default:/etc/opendkim/keys/example.com/default.private</text:span></text:p>
      <text:p text:style-name="P6"><text:tab/>default._domainkey.example2.com <text:tab/>example2.com:default:/etc/opendkim/keys/example2.com/default.private</text:p>
      <text:p text:style-name="P5"><text:span text:style-name="T1"><text:tab/>Next, you need to create or edit the </text:span><text:span text:style-name="Strong_20_Emphasis"><text:span text:style-name="T1">/etc/opendkim/SigningTable</text:span></text:span><text:span text:style-name="T1"> file. A default version of this file should have been installed in </text:span><text:span text:style-name="Strong_20_Emphasis"><text:span text:style-name="T1">/etc/opendkim</text:span></text:span><text:span text:style-name="T1"> when you installed the RPM, so just uncomment the following line (or edit the file to include this line) so it reads:</text:span></text:p>
      <text:p text:style-name="P7"><text:span text:style-name="T1"><text:tab/>*@example.com default._domainkey.example.com</text:span></text:p>
      <text:p text:style-name="P7"><text:span text:style-name="T7"><text:tab/>The </text:span><text:span text:style-name="Strong_20_Emphasis"><text:span text:style-name="T7">SigningTable</text:span></text:span><text:span text:style-name="T7"> file tells OpenDKIM </text:span><text:span text:style-name="Emphasis"><text:span text:style-name="T7">how to use</text:span></text:span><text:span text:style-name="T7"> your keys, as in which senders should use which selectors for their signatures. In the above example, I’m saying that everyone (*) sending mail from the server “example.com” should use the selector named “default.” Again, for multiple domains and/or users, you’ll need multiple lines, like this:</text:span></text:p>
      <text:p text:style-name="P7"><text:span text:style-name="T1"><text:tab/>*@example.com default._domainkey.example.com</text:span></text:p>
      <text:p text:style-name="P1"><text:tab/>bob@example2.com default._domainkey.example2.com</text:p>
      <text:p text:style-name="P6"><text:tab/>doug@example2.com default._domainkey.example2.com</text:p>
      <text:p text:style-name="P6">Next, create an <text:span text:style-name="Strong_20_Emphasis">/etc/opendkim/TrustedHosts</text:span> file that looks like this:</text:p>
      <text:p text:style-name="P6"><text:tab/>127.0.0.1</text:p>
      <text:p text:style-name="P1"><text:soft-page-break/><text:tab/>hostname1.example1.com</text:p>
      <text:p text:style-name="P1"><text:tab/>hostname2.example1.com</text:p>
      <text:p text:style-name="P1"><text:tab/>example1.com</text:p>
      <text:p text:style-name="P1"><text:tab/>hostname1.example2.com</text:p>
      <text:p text:style-name="P1"><text:tab/>hostname2.example2.com</text:p>
      <text:p text:style-name="P6"><text:tab/>example2.com</text:p>
      <text:h text:style-name="P20" text:outline-level="2">Edit your MTA configuration</text:h>
      <text:p text:style-name="Text_20_body"><text:tab/>Now you’re ready to tell your MTA about OpenDKIM.</text:p>
      <text:h text:style-name="Heading_20_3" text:outline-level="3">Postfix Users:</text:h>
      <text:p text:style-name="Text_20_body"><text:tab/>Telling Postfix about OpenDKIM is easy. Just add the following lines to your Postfix <text:span text:style-name="Strong_20_Emphasis">main.cf</text:span> file:</text:p>
      <text:p text:style-name="P1"><text:tab/>smtpd_milter<text:span text:style-name="T9">s </text:span><text:s/>= inet:127.0.0.1:8891</text:p>
      <text:p text:style-name="P1"><text:tab/>non_smtpd_milters <text:s/>= $smtpd_milters</text:p>
      <text:p text:style-name="P6"><text:tab/>milter_default_action = accept</text:p>
      <text:p text:style-name="Text_20_body"><text:tab/>If you’re running a version of Postfix prior to 2.6, you may need to add:</text:p>
      <text:p text:style-name="P6"><text:tab/>milter_protocol <text:s/>= 2</text:p>
      <text:p text:style-name="P4"><text:span text:style-name="Strong_20_Emphasis"><text:span text:style-name="T1"><text:tab/>Don’t restart Postfix yet!</text:span></text:span><text:span text:style-name="T1"> You need to have OpenDKIM running first, or you’ll get errors in your maillog.</text:span></text:p>
      <text:h text:style-name="P21" text:outline-level="3"><text:span text:style-name="T1">Sendmail Users:</text:span></text:h>
      <text:p text:style-name="Text_20_body"><text:tab/>Edit the <text:span text:style-name="Strong_20_Emphasis">.mc</text:span> configuration file that was used to build your current <text:span text:style-name="Strong_20_Emphasis">sendmail.cf</text:span> file. Add the following line:</text:p>
      <text:p text:style-name="P6"><text:tab/>INPUT_MAIL_FILTER(`opendkim', `S=inet:8891@127.0.0.1')</text:p>
      <text:p text:style-name="Text_20_body"><text:tab/>Then build and install a new <text:span text:style-name="Strong_20_Emphasis">sendmail.cf</text:span>. If you don’t know how to build and install a <text:span text:style-name="Strong_20_Emphasis">sendmail.cf</text:span> file, a quick Web search should shove you in the right direction. Explaining how to do that is beyond the scope of these instructions. I will, however, remind you that backing up your current sendmail.cf file is a good idea before you attempt any modifications.</text:p>
      <text:h text:style-name="Heading_20_2" text:outline-level="2">Start OpenDKIM and restart your MTA</text:h>
      <text:p text:style-name="P6">service opendkim start</text:p>
      <text:p text:style-name="P15">Once it starts, Postfix users should refresh Postfix with:</text:p>
      <text:p text:style-name="P6"><text:tab/>postfix reload</text:p>
      <text:p text:style-name="Text_20_body">and Sendmail users should do:</text:p>
      <text:p text:style-name="P6"><text:tab/>service sendmail restart</text:p>
      <text:p text:style-name="P15"><text:span text:style-name="T6">If everything looks good, I recommend running </text:span><text:span text:style-name="Strong_20_Emphasis"><text:span text:style-name="T6">chkconfig</text:span></text:span><text:span text:style-name="T6"> on OpenDKIM to make sure it starts when you boot your server:</text:span></text:p>
      <text:p text:style-name="P6"><text:tab/>chkconfig opendkim on</text:p>
      <text:h text:style-name="P20" text:outline-level="2"><text:soft-page-break/>Adding DNS Records</text:h>
      <text:p text:style-name="P4"><text:tab/>Now that your mail server is signing outgoing mail and verifying incoming mail, you’ll need to put some information in your DNS records to tell other mail servers how your keys are set up, and provide the public key for them to check that your mail is properly signed. Do:</text:p>
      <text:p text:style-name="P4"><text:tab/><text:span text:style-name="T2">cat /etc/opendkim/keys/example.com/default.txt</text:span></text:p>
      <text:p text:style-name="P6">The output should look something like this:</text:p>
      <text:p text:style-name="P4"><text:tab/>default._domainkey IN TXT ( "v=DKIM1; k=rsa; "</text:p>
      <text:p text:style-name="P2">"p=MIGfMA0GCSqGSIb3DQEBAQUAA4GNADCBiQKBgQDHY7Zl+n3SUldTYRUEU1BErHkKN0Ya52gazp1R7FA7vN5RddPxW/sO9JVRLiWg6iAE4hxBp42YKfxOwEnxPADbBuiELKZ2ddxo2aDFAb9U/lp47k45u5i2T1AlEBeurUbdKh7Nypq4lLMXC2FHhezK33BuYR+3L7jxVj7FATylhwIDAQAB" ) <text:s/>; ----- DKIM default for example.com</text:p>
      <text:p text:style-name="P4"><text:span text:style-name="Strong_20_Emphasis">Sender Policy Framework (SPF):</text:span></text:p>
      <text:p text:style-name="Text_20_body"><text:tab/>PF requires only that you add a TXT record to your DNS zone for the domain. How that happens depends on the tools provided by your domain registrar, or the tools you set up yourself should you manage your own nameservers. If using a registrar's web interface to make DNS changes, you may or may not have the option to enter a subdomain for the record. If you do, then leave that field blank. </text:p>
      <text:p text:style-name="Text_20_body"><text:tab/>This generic SPF TXT record authorizes mail originating from mail servers for your domain that are identified by MX records and all other servers associated with your domain that have A records: </text:p>
      <text:p text:style-name="P11"><text:span text:style-name="T9"><text:tab/></text:span><text:span text:style-name="T4">"v=spf1 a mx -all"</text:span></text:p>
      <text:p text:style-name="P11"><text:span text:style-name="T9"><text:tab/>Note that the double quotes are a necessary part of the SPF TXT record. Much more complicated records than this are possible, as outlined in the </text:span><text:a xlink:type="simple" xlink:href="http://www.openspf.org/"><text:span text:style-name="T9">SPF documentation</text:span></text:a><text:span text:style-name="T9">. You can see some of these more complex examples in the wild by using the dig command. e.g.</text:span></text:p>
      <text:p text:style-name="P2"><text:span text:style-name="T7"><text:tab/></text:span><text:span text:style-name="Source_20_Text"><text:span text:style-name="T3">dig</text:span></text:span><text:span text:style-name="T3"> </text:span><text:span text:style-name="Source_20_Text"><text:span text:style-name="T3">google.com txt</text:span></text:span></text:p>
      <text:p text:style-name="P8"><text:span text:style-name="T5">Reference:</text:span></text:p>
      <text:p text:style-name="P8"><text:a xlink:type="simple" xlink:href="http://www.stevejenkins.com/blog/2011/08/installing-opendkim-rpm-via-yum-with-postfix-or-sendmail-for-rhel-centos-fedora/"><text:span text:style-name="T5">http://www.stevejenkins.com/blog/2011/08/installing-opendkim-rpm-via-yum-with-postfix-or-sendmail-for-rhel-centos-fedora/</text:span></text:a></text:p>
      <text:p text:style-name="P8"><text:a xlink:type="simple" xlink:href="https://www.exratione.com/2014/07/setting-up-spf-and-dkim-for-an-ubuntu-1404-mail-server/"><text:span text:style-name="T5">https://www.exratione.com/2014/07/setting-up-spf-and-dkim-for-an-ubuntu-1404-mail-server/</text:span></text:a></text:p>
      <text:p text:style-name="P8"><text:span text:style-name="T5"/></text:p>
      <text:p text:style-name="P1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1-27T20:54:38</dc:date>
    <dc:creator>FSSD </dc:creator>
    <meta:generator>LibreOffice/4.0.2.2$Linux_x86 LibreOffice_project/400m0$Build-2</meta:generator>
    <meta:editing-duration>PT47S</meta:editing-duration>
    <meta:editing-cycles>2</meta:editing-cycles>
    <meta:document-statistic meta:table-count="0" meta:image-count="0" meta:object-count="0" meta:page-count="4" meta:paragraph-count="84" meta:word-count="1122" meta:character-count="7866" meta:non-whitespace-character-count="6762"/>
  </office:meta>
</office:document-meta>
</file>